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ubsección">
      <style:text-properties fo:language="es" fo:country="ES" style:language-asian="zxx" style:country-asian="none" style:language-complex="zxx" style:country-complex="none"/>
    </style:style>
    <style:style style:name="P4" style:family="paragraph" style:parent-style-name="Contents_20_4">
      <style:paragraph-properties>
        <style:tab-stops>
          <style:tab-stop style:position="13.742cm" style:type="right" style:leader-style="dotted" style:leader-text="."/>
        </style:tab-stops>
      </style:paragraph-properties>
      <style:text-properties fo:language="es" fo:country="ES"/>
    </style:style>
    <style:style style:name="P5" style:family="paragraph" style:parent-style-name="Código">
      <style:text-properties fo:font-size="10pt" fo:language="es" fo:country="ES" style:font-size-asian="10pt" style:font-size-complex="10pt"/>
    </style:style>
    <style:style style:name="P6" style:family="paragraph" style:parent-style-name="Consola">
      <style:text-properties fo:language="es" fo:country="ES"/>
    </style:style>
    <style:style style:name="P7" style:family="paragraph" style:parent-style-name="Contents_20_1">
      <style:paragraph-properties>
        <style:tab-stops>
          <style:tab-stop style:position="15.24cm" style:type="right" style:leader-style="dotted" style:leader-text="."/>
        </style:tab-stops>
      </style:paragraph-properties>
      <style:text-properties fo:language="es" fo:country="ES"/>
    </style:style>
    <style:style style:name="P8" style:family="paragraph" style:parent-style-name="Contents_20_Heading">
      <style:text-properties fo:language="es" fo:country="ES"/>
    </style:style>
    <style:style style:name="P9" style:family="paragraph" style:parent-style-name="Contents_20_2">
      <style:paragraph-properties>
        <style:tab-stops>
          <style:tab-stop style:position="14.741cm" style:type="right" style:leader-style="dotted" style:leader-text="."/>
        </style:tab-stops>
      </style:paragraph-properties>
      <style:text-properties fo:language="es" fo:country="ES"/>
    </style:style>
    <style:style style:name="P10" style:family="paragraph" style:parent-style-name="Contents_20_3">
      <style:paragraph-properties>
        <style:tab-stops>
          <style:tab-stop style:position="14.242cm" style:type="right" style:leader-style="dotted" style:leader-text="."/>
        </style:tab-stops>
      </style:paragraph-properties>
      <style:text-properties fo:language="es" fo:country="ES"/>
    </style:style>
    <style:style style:name="P11" style:family="paragraph" style:parent-style-name="Standard" style:master-page-name="Standard">
      <style:paragraph-properties style:page-number="auto"/>
      <style:text-properties fo:language="es" fo:country="ES"/>
    </style:style>
    <style:style style:name="P12" style:family="paragraph" style:parent-style-name="Standard">
      <style:text-properties fo:language="es" fo:country="ES"/>
    </style:style>
    <style:style style:name="P13" style:family="paragraph" style:parent-style-name="Standard" style:list-style-name="L2">
      <style:text-properties fo:language="es" fo:country="ES" style:language-asian="zxx" style:country-asian="none" style:language-complex="zxx" style:country-complex="none"/>
    </style:style>
    <style:style style:name="P14" style:family="paragraph" style:parent-style-name="Standard" style:list-style-name="L3">
      <style:text-properties fo:language="es" fo:country="ES" style:language-asian="zxx" style:country-asian="none" style:language-complex="zxx" style:country-complex="none"/>
    </style:style>
    <style:style style:name="P15" style:family="paragraph" style:parent-style-name="Standard" style:list-style-name="L4">
      <style:text-properties fo:language="es" fo:country="ES" style:language-asian="zxx" style:country-asian="none" style:language-complex="zxx" style:country-complex="none"/>
    </style:style>
    <style:style style:name="P16" style:family="paragraph" style:parent-style-name="Standard" style:list-style-name="L5">
      <style:text-properties fo:language="es" fo:country="ES" style:language-asian="zxx" style:country-asian="none" style:language-complex="zxx" style:country-complex="none"/>
    </style:style>
    <style:style style:name="P17" style:family="paragraph" style:parent-style-name="Standard" style:list-style-name="L6">
      <style:text-properties fo:language="es" fo:country="ES" style:language-asian="zxx" style:country-asian="none" style:language-complex="zxx" style:country-complex="none"/>
    </style:style>
    <style:style style:name="P18" style:family="paragraph" style:parent-style-name="Standard" style:list-style-name="L7">
      <style:text-properties fo:language="es" fo:country="ES" style:language-asian="zxx" style:country-asian="none" style:language-complex="zxx" style:country-complex="none"/>
    </style:style>
    <style:style style:name="P19" style:family="paragraph" style:parent-style-name="Standard" style:list-style-name="L8">
      <style:text-properties fo:language="es" fo:country="ES" style:language-asian="zxx" style:country-asian="none" style:language-complex="zxx" style:country-complex="none"/>
    </style:style>
    <style:style style:name="P20" style:family="paragraph" style:parent-style-name="Standard" style:list-style-name="L9">
      <style:text-properties fo:language="es" fo:country="ES" style:language-asian="zxx" style:country-asian="none" style:language-complex="zxx" style:country-complex="none"/>
    </style:style>
    <style:style style:name="P21" style:family="paragraph" style:parent-style-name="Standard" style:list-style-name="L10">
      <style:text-properties fo:language="es" fo:country="ES" style:language-asian="zxx" style:country-asian="none" style:language-complex="zxx" style:country-complex="none"/>
    </style:style>
    <style:style style:name="P22" style:family="paragraph" style:parent-style-name="Standard" style:list-style-name="L11">
      <style:text-properties fo:language="es" fo:country="ES" style:language-asian="zxx" style:country-asian="none" style:language-complex="zxx" style:country-complex="none"/>
    </style:style>
    <style:style style:name="P23" style:family="paragraph" style:parent-style-name="Standard" style:list-style-name="L12">
      <style:text-properties fo:language="es" fo:country="ES" style:language-asian="zxx" style:country-asian="none" style:language-complex="zxx" style:country-complex="none"/>
    </style:style>
    <style:style style:name="P24" style:family="paragraph" style:parent-style-name="Standard" style:list-style-name="L13">
      <style:text-properties fo:language="es" fo:country="ES" style:language-asian="zxx" style:country-asian="none" style:language-complex="zxx" style:country-complex="none"/>
    </style:style>
    <style:style style:name="P25" style:family="paragraph" style:parent-style-name="Standard" style:list-style-name="L14">
      <style:text-properties fo:language="es" fo:country="ES" style:language-asian="zxx" style:country-asian="none" style:language-complex="zxx" style:country-complex="none"/>
    </style:style>
    <style:style style:name="P26" style:family="paragraph" style:parent-style-name="Standard" style:list-style-name="L15">
      <style:text-properties fo:language="es" fo:country="ES" style:language-asian="zxx" style:country-asian="none" style:language-complex="zxx" style:country-complex="none"/>
    </style:style>
    <style:style style:name="P27" style:family="paragraph" style:parent-style-name="Standard" style:list-style-name="L16">
      <style:text-properties fo:language="es" fo:country="ES" style:language-asian="zxx" style:country-asian="none" style:language-complex="zxx" style:country-complex="none"/>
    </style:style>
    <style:style style:name="P28" style:family="paragraph" style:parent-style-name="Standard" style:list-style-name="L17">
      <style:text-properties fo:language="es" fo:country="ES" style:language-asian="zxx" style:country-asian="none" style:language-complex="zxx" style:country-complex="none"/>
    </style:style>
    <style:style style:name="P29" style:family="paragraph" style:parent-style-name="Standard" style:list-style-name="L18">
      <style:text-properties fo:language="es" fo:country="ES" style:language-asian="zxx" style:country-asian="none" style:language-complex="zxx" style:country-complex="none"/>
    </style:style>
    <style:style style:name="P30" style:family="paragraph" style:parent-style-name="Standard" style:list-style-name="L19">
      <style:text-properties fo:language="es" fo:country="ES" style:language-asian="zxx" style:country-asian="none" style:language-complex="zxx" style:country-complex="none"/>
    </style:style>
    <style:style style:name="P31" style:family="paragraph" style:parent-style-name="Standard" style:list-style-name="L20">
      <style:text-properties fo:language="es" fo:country="ES" style:language-asian="zxx" style:country-asian="none" style:language-complex="zxx" style:country-complex="none"/>
    </style:style>
    <style:style style:name="P32" style:family="paragraph" style:parent-style-name="Standard" style:list-style-name="L21">
      <style:text-properties fo:language="es" fo:country="ES" style:language-asian="zxx" style:country-asian="none" style:language-complex="zxx" style:country-complex="none"/>
    </style:style>
    <style:style style:name="P33" style:family="paragraph" style:parent-style-name="Standard" style:list-style-name="L22">
      <style:text-properties fo:language="es" fo:country="ES" style:language-asian="zxx" style:country-asian="none" style:language-complex="zxx" style:country-complex="none"/>
    </style:style>
    <style:style style:name="P34" style:family="paragraph" style:parent-style-name="Standard" style:list-style-name="L23">
      <style:text-properties fo:language="es" fo:country="ES" style:language-asian="zxx" style:country-asian="none" style:language-complex="zxx" style:country-complex="none"/>
    </style:style>
    <style:style style:name="P35" style:family="paragraph" style:parent-style-name="Standard" style:list-style-name="L24">
      <style:text-properties fo:language="es" fo:country="ES" style:language-asian="zxx" style:country-asian="none" style:language-complex="zxx" style:country-complex="none"/>
    </style:style>
    <style:style style:name="P36" style:family="paragraph" style:parent-style-name="Standard" style:list-style-name="L25">
      <style:text-properties fo:language="es" fo:country="ES" style:language-asian="zxx" style:country-asian="none" style:language-complex="zxx" style:country-complex="none"/>
    </style:style>
    <style:style style:name="P37" style:family="paragraph" style:parent-style-name="Standard" style:list-style-name="L26">
      <style:text-properties fo:language="es" fo:country="ES" style:language-asian="zxx" style:country-asian="none" style:language-complex="zxx" style:country-complex="none"/>
    </style:style>
    <style:style style:name="P38" style:family="paragraph" style:parent-style-name="Standard" style:list-style-name="L27">
      <style:text-properties fo:language="es" fo:country="ES" style:language-asian="zxx" style:country-asian="none" style:language-complex="zxx" style:country-complex="none"/>
    </style:style>
    <style:style style:name="P39" style:family="paragraph" style:parent-style-name="Standard" style:list-style-name="L28">
      <style:text-properties fo:language="es" fo:country="ES"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es" fo:country="ES"/>
    </style:style>
    <style:style style:name="P41"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2"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4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5" style:family="paragraph" style:parent-style-name="Standard">
      <style:paragraph-properties fo:text-align="justify" style:justify-single-word="false"/>
      <style:text-properties style:text-underline-style="solid" style:text-underline-width="auto" style:text-underline-color="font-color"/>
    </style:style>
    <style:style style:name="P46" style:family="paragraph" style:parent-style-name="Standard">
      <style:paragraph-properties fo:text-align="justify" style:justify-single-word="false"/>
      <style:text-properties fo:font-style="italic" style:font-style-asian="italic" style:font-style-complex="italic"/>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style>
    <style:style style:name="P49" style:family="paragraph" style:parent-style-name="Standard" style:list-style-name="L29">
      <style:paragraph-properties fo:text-align="justify" style:justify-single-word="false"/>
    </style:style>
    <style:style style:name="P50" style:family="paragraph" style:parent-style-name="Standard">
      <style:paragraph-properties fo:text-align="justify" style:justify-single-word="false"/>
      <style:text-properties fo:font-style="normal" style:font-style-asian="normal" style:font-style-complex="normal"/>
    </style:style>
    <style:style style:name="P51" style:family="paragraph" style:parent-style-name="Primer_20_nivel" style:list-style-name="L1">
      <style:text-properties fo:language="es" fo:country="ES" style:language-asian="zxx" style:country-asian="none" style:language-complex="zxx" style:country-complex="none"/>
    </style:style>
    <style:style style:name="P52" style:family="paragraph" style:parent-style-name="Tercer_20_nivel" style:list-style-name="L1">
      <style:text-properties fo:language="es" fo:country="ES" style:language-asian="zxx" style:country-asian="none" style:language-complex="zxx" style:country-complex="none"/>
    </style:style>
    <style:style style:name="P53" style:family="paragraph" style:parent-style-name="Tercer_20_nivel" style:list-style-name="L1">
      <style:text-properties fo:language="es" fo:country="ES"/>
    </style:style>
    <style:style style:name="P54" style:family="paragraph" style:parent-style-name="Segundo_20_nivel" style:list-style-name="L1">
      <style:text-properties fo:language="es" fo:country="ES" style:language-asian="zxx" style:country-asian="none" style:language-complex="zxx" style:country-complex="none"/>
    </style:style>
    <style:style style:name="P55" style:family="paragraph" style:parent-style-name="Cuarto_20_o_20_inferior_20_nivel" style:list-style-name="L1">
      <style:text-properties fo:language="es" fo:country="ES" style:language-asian="zxx" style:country-asian="none" style:language-complex="zxx" style:country-complex="none"/>
    </style:style>
    <style:style style:name="P56" style:family="paragraph" style:parent-style-name="Subsección" style:list-style-name="L1">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P8">Índice de contenido</text:p>
          </text:index-title>
          <text:p text:style-name="P7"><text:s/>1 ANÁLISIS DE REQUISITOS DEL SISTEMA<text:tab/>3</text:p>
          <text:p text:style-name="P9"><text:s/>1.1 AMBITO Y ALCANCE DEL PROYECTO<text:tab/>3</text:p>
          <text:p text:style-name="P10"><text:s/>1.1.1 Objetivos principales:<text:tab/>3</text:p>
          <text:p text:style-name="P10"><text:s/>1.1.2 Planificación inicial:<text:tab/>4</text:p>
          <text:p text:style-name="P10"><text:s/>1.1.3 Restricciones:<text:tab/>8</text:p>
          <text:p text:style-name="P10"><text:s/>1.1.4 Equipo de trabajo (Definir quien sera el profesor de apoyo):<text:tab/>8</text:p>
          <text:p text:style-name="P9"><text:s/>1.2 IDENTIFICAR Y DEFINIR REQUISITOS<text:tab/>9</text:p>
          <text:p text:style-name="P10"><text:s/>1.2.1 Catálogo de requisitos del sistema:<text:tab/>9</text:p>
          <text:p text:style-name="P4"><text:s/>1.2.1.1 MODULO DE TRATAMIENTO DE FICHEROS: FDHANDLER<text:tab/>9</text:p>
          <text:p text:style-name="P4"><text:s/>1.2.1.2 MODULO DE IDENTIFICACION DE ERRORES EN TIEMPO DE EJECUCIÓN<text:tab/>9</text:p>
          <text:p text:style-name="P4"><text:s/>1.2.1.3 MODULO DE MANIPULACION DE FICHEROS PIU.<text:tab/>9</text:p>
          <text:p text:style-name="P4"><text:s/>1.2.1.4 FRONTEND MODO TEXTO PARA EXTRACCIÓN.<text:tab/>9</text:p>
          <text:p text:style-name="P4"><text:s/>1.2.1.5 FRONTEND MODO TEXTO PARA CREACIÓN Y ADICCIÓN.<text:tab/>10</text:p>
          <text:p text:style-name="P4"><text:s/>1.2.1.6 FRONTEND MODO TEXTO PARA LA VISUALIZACIÓN.<text:tab/>10</text:p>
          <text:p text:style-name="P10"><text:s/>1.2.2 Identificar problemas y necesidades:<text:tab/>10</text:p>
          <text:p text:style-name="P9"><text:s/>1.3 COMPLETAR ANÁLISIS<text:tab/>10</text:p>
          <text:p text:style-name="P10"><text:s/>1.3.1 Descripción de alternativas:<text:tab/>10</text:p>
          <text:p text:style-name="P10"><text:s/>1.3.2 Análisis de productos de mercado (Presupuesto de gastos):<text:tab/>11</text:p>
          <text:p text:style-name="P7"><text:s/>2 ESPECIFICACION FUNCIONAL DEL SISTEMA<text:tab/>12</text:p>
          <text:p text:style-name="P9"><text:s/>2.1 CONSTRUCCION DEL ESQUEMA LOGICO DE DATOS DEL SISTEMA<text:tab/>12</text:p>
          <text:p text:style-name="P10"><text:soft-page-break/><text:s/>2.1.1 Estructuras de datos(CONSULTAR):<text:tab/>12</text:p>
          <text:p text:style-name="P10"><text:s/>2.1.2 Relación entre estructuras (CONSULTAR):<text:tab/>13</text:p>
          <text:p text:style-name="P9"><text:s/>2.2 DEFINIR INTERFACES DE USUARIO<text:tab/>13</text:p>
          <text:p text:style-name="P10"><text:s/>2.2.1 Especificación del sistema de ayuda:<text:tab/>13</text:p>
          <text:p text:style-name="P10"><text:s/>2.2.2 Desarrollo del manual de usuario:<text:tab/>13</text:p>
          <text:p text:style-name="P7"><text:s/>3 DESARROLLO DE APLICACIONES CON LA LIBRERIA LIBPIU<text:tab/>15</text:p>
          <text:p text:style-name="P9"><text:s/>3.1 DESCRIPCION DEL API <text:tab/>15</text:p>
          <text:p text:style-name="P10"><text:s/>3.1.1 Funciones para la lectura, escritura y tratamiento de ficheros:<text:tab/>15</text:p>
          <text:p text:style-name="P10"><text:s/>3.1.2 Funciones para la detección de errores en tiempo de ejecución:<text:tab/>15</text:p>
          <text:p text:style-name="P10"><text:s/>3.1.3 Funciones de backend para aplicaciones:<text:tab/>1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60812372" text:style-name="L1">
        <text:list-item>
          <text:p text:style-name="P51"><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1100461249" text:continue-numbering="true" text:style-name="L1">
        <text:list-item>
          <text:list>
            <text:list-item>
              <text:p text:style-name="P54">AMBITO Y ALCANCE DEL PROYECTO</text:p>
              <text:list>
                <text:list-item>
                  <text:p text:style-name="P52">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422381362" text:style-name="L2">
        <text:list-item>
          <text:p text:style-name="P13">Compilador de GNU C (GCC)</text:p>
        </text:list-item>
        <text:list-item>
          <text:p text:style-name="P13">Depurador GNU (GDB)</text:p>
        </text:list-item>
        <text:list-item>
          <text:p text:style-name="P13">Multiplexor de consola, para trabajar con varias terminales (GNU Screen)</text:p>
        </text:list-item>
        <text:list-item>
          <text:p text:style-name="P13">GNU Make</text:p>
        </text:list-item>
        <text:list-item>
          <text:p text:style-name="P13">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607068209" text:continue-list="list1100461249" text:style-name="L1">
        <text:list-item>
          <text:list>
            <text:list-item>
              <text:list>
                <text:list-item>
                  <text:p text:style-name="P52"><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419737747" text:style-name="L3">
        <text:list-item>
          <text:p text:style-name="P14">Se elige el desarrollo de un empaquetador de ficheros.</text:p>
        </text:list-item>
        <text:list-item>
          <text:p text:style-name="P14">Se fijan los requisitos del software</text:p>
        </text:list-item>
      </text:list>
      <text:p text:style-name="P2">27 de febrero:</text:p>
      <text:list xml:id="list469497061" text:style-name="L4">
        <text:list-item>
          <text:p text:style-name="P15">Se fijan las herramientas a usar. Siendo C el lenguaje de programación y las librerías POSIX, que acompaña GNU/Linux.</text:p>
        </text:list-item>
      </text:list>
      <text:p text:style-name="P2">10 de marzo:</text:p>
      <text:list xml:id="list106374816" text:style-name="L5">
        <text:list-item>
          <text:p text:style-name="P16">Una vez hechos ejemplos de prueba para aprender POSIX, se comienza a codificar FDHANDLER. Una pequeña librería de funciones para el tratamiento de datos y ficheros.</text:p>
        </text:list-item>
      </text:list>
      <text:p text:style-name="P2">11 de marzo:</text:p>
      <text:list xml:id="list386621922" text:style-name="L6">
        <text:list-item>
          <text:p text:style-name="P17">Primera versión de FDHANDLER.</text:p>
        </text:list-item>
        <text:list-item>
          <text:p text:style-name="P17">Se crea un módulo de errores para poder identificarlos en tiempo de ejecución.</text:p>
        </text:list-item>
      </text:list>
      <text:p text:style-name="P2">15 de marzo:</text:p>
      <text:list xml:id="list1455723761" text:style-name="L7">
        <text:list-item>
          <text:p text:style-name="P18">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1341502878" text:style-name="L8">
        <text:list-item>
          <text:p text:style-name="P19">Se comienza a plantear el formato del fichero PIU.</text:p>
        </text:list-item>
      </text:list>
      <text:p text:style-name="P2">27 de marzo:</text:p>
      <text:list xml:id="list1022369152" text:style-name="L9">
        <text:list-item>
          <text:p text:style-name="P20">Primer intento de leer la información de cabecera de un fichero PIU escrito a mano con BLESS.</text:p>
          <text:p text:style-name="P20"/>
        </text:list-item>
      </text:list>
      <text:p text:style-name="P2"><text:soft-page-break/>10 Abril:</text:p>
      <text:list xml:id="list373264248" text:style-name="L10">
        <text:list-item>
          <text:p text:style-name="P21">Pack It Up es ahora capaz de leer la cabecera de ficheros PIU. Se implementa un frontend llamado piuview. Un visor de archivos PIU, usando las funciones anteriores.</text:p>
        </text:list-item>
      </text:list>
      <text:list xml:id="list1488861513" text:continue-list="list1022369152" text:style-name="L9">
        <text:list-item>
          <text:p text:style-name="P20">Se realizan las pruebas para escribir archivos PIU.</text:p>
        </text:list-item>
      </text:list>
      <text:p text:style-name="P2">26 Abril:</text:p>
      <text:list xml:id="list1826268134" text:style-name="L11">
        <text:list-item>
          <text:p text:style-name="P22">Primera versión de las funciones necesarias para escribir archivos PIU</text:p>
        </text:list-item>
      </text:list>
      <text:p text:style-name="P2">8 Mayo:</text:p>
      <text:list xml:id="list307513991" text:style-name="L12">
        <text:list-item>
          <text:p text:style-name="P23">Se crea un nuevo repositorio Git, debido a archivo corrupto.</text:p>
        </text:list-item>
        <text:list-item>
          <text:p text:style-name="P23">El fichero de configuración de Cmake y el directorio de documentación se añaden al repositorio.</text:p>
        </text:list-item>
        <text:list-item>
          <text:p text:style-name="P23">Se borra archivos temporales de vim encontrados dentro del repositorio.</text:p>
        </text:list-item>
        <text:list-item>
          <text:p text:style-name="P23">Se renombran ciertos targets del fichero make y se escribe el procedimiento free_data()</text:p>
        </text:list-item>
      </text:list>
      <text:p text:style-name="P2">17 Mayo:</text:p>
      <text:list xml:id="list878947034" text:style-name="L13">
        <text:list-item>
          <text:p text:style-name="P24">Se escribe la primera y segunda versión de las funciones para añadir ficheros.</text:p>
        </text:list-item>
      </text:list>
      <text:p text:style-name="P2">12 Junio:</text:p>
      <text:list xml:id="list1281884498" text:style-name="L14">
        <text:list-item>
          <text:p text:style-name="P25">Primer esbozo de frontend para la inclusión de nuevos ficheros a un contenedor existente.</text:p>
        </text:list-item>
        <text:list-item>
          <text:p text:style-name="P25">Se sigue trabajando en el diseño de la función addfile().</text:p>
        </text:list-item>
      </text:list>
      <text:p text:style-name="P2">12 Julio:</text:p>
      <text:list xml:id="list1117776786" text:style-name="L15">
        <text:list-item>
          <text:p text:style-name="P26">Se reescriben ciertas partes de código que usa las estructuras de cabecera de ficheros PIU.</text:p>
        </text:list-item>
        <text:list-item>
          <text:p text:style-name="P26">Se usan macros para una mejor lectura del código.</text:p>
        </text:list-item>
      </text:list>
      <text:p text:style-name="P2"/>
      <text:p text:style-name="P2"/>
      <text:p text:style-name="P2"><text:soft-page-break/>19 Julio:</text:p>
      <text:list xml:id="list876216065" text:style-name="L16">
        <text:list-item>
          <text:p text:style-name="P27">Se cambia el estilo de nombrado de funciones. Ahora todas las funciones, excepto aquellos pertenecientes a el módulo de errores, son llamadas sin barras bajas entre palabras.</text:p>
        </text:list-item>
        <text:list-item>
          <text:p text:style-name="P27">Se renombran las macros pertenecientes al módulo FDHandler, de forma que sigue el mismo estilo que las funciones, excepto que son llamadas en mayúsculas.</text:p>
        </text:list-item>
      </text:list>
      <text:p text:style-name="P2">22 Julio:</text:p>
      <text:list xml:id="list1626332826" text:style-name="L17">
        <text:list-item>
          <text:p text:style-name="P28">Reescritura de la función que escribe ficheros piu. Por el momento solo escribe la cabecera del fichero.</text:p>
        </text:list-item>
      </text:list>
      <text:p text:style-name="P2">28 Julio:</text:p>
      <text:list xml:id="list1705504831" text:style-name="L18">
        <text:list-item>
          <text:p text:style-name="P29">Se añade una macro mas al módulo errors, para definir un tipo mas de fallo en tiempo de ejecución. En este caso detecta cuando un fichero no ha podido ser abierto.</text:p>
        </text:list-item>
        <text:list-item>
          <text:p text:style-name="P29">La función writepiu() ahora comprueba que el descriptor de fichero que le da el sistema para el fichero PIU abierto sea un descriptor válido. De lo contrario se dará un error de fallo de apertura.</text:p>
        </text:list-item>
        <text:list-item>
          <text:p text:style-name="P29">Se soluciona un fallo en el código de writepiu(), el cual pasaba como argumento a la función de escritura de archivos una variable errónea.</text:p>
        </text:list-item>
        <text:list-item>
          <text:p text:style-name="P29">Se escribe de nuevo una gran porción del código de writepiu(), esta vez para testear su correcto funcionamiento. Aun esta función no es usable para el programa.</text:p>
        </text:list-item>
        <text:list-item>
          <text:p text:style-name="P29">Se corrige código en el fichero de pruebas para el módulo FDHandler.</text:p>
        </text:list-item>
        <text:list-item>
          <text:p text:style-name="P29">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1428543773" text:style-name="L19">
        <text:list-item>
          <text:p text:style-name="P30">Se sustituye la llamada de sistema open() por la función fileopen(), en el código de savetofile() perteneciente al módulo fdhandler.</text:p>
        </text:list-item>
        <text:list-item>
          <text:p text:style-name="P30">Se actualiza el código de el programa view, para que llame a las funciones con los nombres que se les dieron en el último estilo de nombrado.</text:p>
        </text:list-item>
        <text:list-item>
          <text:p text:style-name="P30">Se escribe la función para abrir(cargar) ficheros piu. Openpiufile()</text:p>
        </text:list-item>
        <text:list-item>
          <text:p text:style-name="P30">Se escribe la función que crea un fichero PIU vacío en memoria. Createpiufile()</text:p>
        </text:list-item>
        <text:list-item>
          <text:p text:style-name="P30">Se repasan las funciones addfile() y writepiu() y se añaden al módulo piu. Ahora ambas funciones están totalmente operativas y se pueden usar para desarrollar aplicaciones.</text:p>
        </text:list-item>
      </text:list>
      <text:p text:style-name="P2">15 Agosto:</text:p>
      <text:list xml:id="list896928659" text:style-name="L20">
        <text:list-item>
          <text:p text:style-name="P31">Solucionado bug en openpiufile(): No estaba copiando la información de tamaño desde la estructura apropiada.</text:p>
        </text:list-item>
        <text:list-item>
          <text:p text:style-name="P31">Se añade un nuevo target (piuadd) al proyecto, en el fichero CmakeLists.txt, para que cmake cree el fichero makefile correspondiente.</text:p>
        </text:list-item>
        <text:list-item>
          <text:p text:style-name="P31">Se solucionan fallos de violación de segmento en openpiufile().</text:p>
        </text:list-item>
        <text:list-item>
          <text:p text:style-name="P31">También se soluciona un fallo que impedía que openpiufile() cargase los datos correctamente. Un fallo de desfase en la posición del cursor de lectura.</text:p>
        </text:list-item>
      </text:list>
      <text:p text:style-name="P2">23 Agosto:</text:p>
      <text:list xml:id="list1953983134" text:style-name="L21">
        <text:list-item>
          <text:p text:style-name="P32">Se añade nuevo target (piuextract) al proyecto, en el fichero CmakeLists.txt, para que cmake cree el fichero makefile correspondiente.</text:p>
        </text:list-item>
        <text:list-item>
          <text:p text:style-name="P32">Se implementa un sencillo sistema de tratamiento de cadenas basado en una estructura que contiene un puntero a caracteres y un entero que lleva la cuenta de los caracteres que contiene.</text:p>
        </text:list-item>
        <text:list-item>
          <text:p text:style-name="P32">Se crea una estructura de datos adicional que permite actuar de vector de cadenas de caracteres. </text:p>
        </text:list-item>
        <text:list-item>
          <text:p text:style-name="P32">Se escribe una función que permite separar un PIUSTRING (cadena de caracteres propia de PIU) dado un carácter que actuará de separador.</text:p>
        </text:list-item>
        <text:list-item>
          <text:p text:style-name="P32"><text:soft-page-break/>Se escribe una función la cual elimina de una ruta hacia un archivo o directorio almacenada en un PIUSTRING, los caracteres correspondientes a una ruta relativa que se refieren al directorio padre del actual.</text:p>
        </text:list-item>
        <text:list-item>
          <text:p text:style-name="P32">Crea una ruta completa en el sistema de ficheros, dada una cadena de caracteres PIUSTRING como parámetro.</text:p>
        </text:list-item>
      </text:list>
      <text:p text:style-name="P2">8 Septiembre:</text:p>
      <text:list xml:id="list167082499" text:style-name="L22">
        <text:list-item>
          <text:p text:style-name="P33">Ahora piuadd cuando no pueda abrir un fichero piu, en vez de terminar la ejecución del programa, intentará crear un nuevo fichero con el mismo nombre dado.</text:p>
        </text:list-item>
        <text:list-item>
          <text:p text:style-name="P33">Se vuelven a enumerar los errores que piuadd devuelve a la shell de sistema.</text:p>
        </text:list-item>
        <text:list-item>
          <text:p text:style-name="P33">Se investiga el uso de lectura de directorios, para añadir archivos con piuadd.</text:p>
        </text:list-item>
        <text:list-item>
          <text:p text:style-name="P33">Se reescribe rmparentpathname(), de forma que no solo borre la primera coincidencia con los caracteres de directorio padre y de directorio raíz.</text:p>
        </text:list-item>
      </text:list>
      <text:p text:style-name="P2"/>
      <text:list xml:id="list1490967423" text:continue-list="list607068209" text:style-name="L1">
        <text:list-item>
          <text:list>
            <text:list-item>
              <text:list>
                <text:list-item>
                  <text:p text:style-name="P52">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938089598" text:style-name="L23">
        <text:list-item>
          <text:p text:style-name="P34">Libgcc versión 4.5.2</text:p>
        </text:list-item>
        <text:list-item>
          <text:p text:style-name="P34">coreutils versión 8.5</text:p>
        </text:list-item>
        <text:list-item>
          <text:p text:style-name="P34">binutils 2.21.0</text:p>
        </text:list-item>
        <text:list-item>
          <text:p text:style-name="P34">kernel 2.6.20</text:p>
        </text:list-item>
      </text:list>
      <text:list xml:id="list786630510" text:continue-list="list1490967423" text:style-name="L1">
        <text:list-item>
          <text:list>
            <text:list-item>
              <text:list>
                <text:list-item>
                  <text:p text:style-name="P52">Equipo de trabajo (Definir quien sera el profesor de apoyo):</text:p>
                </text:list-item>
              </text:list>
            </text:list-item>
          </text:list>
        </text:list-item>
      </text:list>
      <text:list xml:id="list625083465" text:style-name="L24">
        <text:list-item>
          <text:p text:style-name="P35">Analista / Programador: Adrián Pérez Heredia</text:p>
        </text:list-item>
        <text:list-item>
          <text:p text:style-name="P35">Apoyo: ¿?</text:p>
          <text:p text:style-name="P35"/>
        </text:list-item>
      </text:list>
      <text:list xml:id="list1743082927" text:continue-list="list786630510" text:style-name="L1">
        <text:list-item>
          <text:list>
            <text:list-item>
              <text:p text:style-name="P54"><text:soft-page-break/>IDENTIFICAR Y DEFINIR REQUISITOS</text:p>
              <text:list>
                <text:list-item>
                  <text:p text:style-name="P52">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461185397" text:continue-numbering="true" text:style-name="L1">
        <text:list-item>
          <text:list>
            <text:list-item>
              <text:list>
                <text:list-item>
                  <text:list>
                    <text:list-item>
                      <text:p text:style-name="P55">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798664616" text:continue-numbering="true" text:style-name="L1">
        <text:list-item>
          <text:list>
            <text:list-item>
              <text:list>
                <text:list-item>
                  <text:list>
                    <text:list-item>
                      <text:p text:style-name="P55">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2167450994" text:continue-numbering="true" text:style-name="L1">
        <text:list-item>
          <text:list>
            <text:list-item>
              <text:list>
                <text:list-item>
                  <text:list>
                    <text:list-item>
                      <text:p text:style-name="P55">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196089461" text:continue-numbering="true" text:style-name="L1">
        <text:list-item>
          <text:list>
            <text:list-item>
              <text:list>
                <text:list-item>
                  <text:list>
                    <text:list-item>
                      <text:p text:style-name="P55">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1732512856" text:continue-numbering="true" text:style-name="L1">
        <text:list-item>
          <text:list>
            <text:list-item>
              <text:list>
                <text:list-item>
                  <text:list>
                    <text:list-item>
                      <text:p text:style-name="P55"><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1451096740" text:continue-numbering="true" text:style-name="L1">
        <text:list-item>
          <text:list>
            <text:list-item>
              <text:list>
                <text:list-item>
                  <text:list>
                    <text:list-item>
                      <text:p text:style-name="P55">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2003124256" text:continue-numbering="true" text:style-name="L1">
        <text:list-item>
          <text:list>
            <text:list-item>
              <text:list>
                <text:list-item>
                  <text:p text:style-name="P52">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143523519" text:style-name="L25">
        <text:list-item>
          <text:p text:style-name="P36">Equipo con sistema operativo compatible con UNIX y el estándar POSIX.</text:p>
        </text:list-item>
      </text:list>
      <text:list xml:id="list756497470" text:style-name="L26">
        <text:list-item>
          <text:p text:style-name="P37">Sistema operativo GNU/Linux, *BSD, o MacOS X</text:p>
        </text:list-item>
        <text:list-item>
          <text:p text:style-name="P37">libgcc</text:p>
        </text:list-item>
        <text:list-item>
          <text:p text:style-name="P37">binutils</text:p>
        </text:list-item>
        <text:list-item>
          <text:p text:style-name="P37">coreutils</text:p>
        </text:list-item>
        <text:list-item>
          <text:p text:style-name="P37">PC o MAC basado en x86 o x64 con mas de 256 MB de RAM.</text:p>
        </text:list-item>
      </text:list>
      <text:list xml:id="list704867306" text:continue-list="list2003124256" text:style-name="L1">
        <text:list-item>
          <text:list>
            <text:list-item>
              <text:p text:style-name="P54">COMPLETAR ANÁLISIS</text:p>
              <text:list>
                <text:list-item>
                  <text:p text:style-name="P52">Descripción de alternativas:</text:p>
                  <text:p text:style-name="P56">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127182334" text:style-name="L27">
        <text:list-item>
          <text:p text:style-name="P38">C++</text:p>
        </text:list-item>
        <text:list-item>
          <text:p text:style-name="P38">Java</text:p>
        </text:list-item>
        <text:list-item>
          <text:p text:style-name="P38">Python</text:p>
        </text:list-item>
      </text:list>
      <text:p text:style-name="P3"><text:soft-page-break/>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447654868" text:style-name="L28">
        <text:list-item>
          <text:p text:style-name="P39">Boost para C</text:p>
        </text:list-item>
        <text:list-item>
          <text:p text:style-name="P39">Librerías QT en C++</text:p>
        </text:list-item>
      </text:list>
      <text:p text:style-name="P3">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1240326134" text:continue-list="list704867306" text:style-name="L1">
        <text:list-item>
          <text:list>
            <text:list-item>
              <text:list>
                <text:list-item>
                  <text:p text:style-name="P52">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p text:style-name="P2"/>
      <text:p text:style-name="P2"/>
      <text:p text:style-name="P2"/>
      <text:list xml:id="list1014530527" text:continue-numbering="true" text:style-name="L1">
        <text:list-item>
          <text:p text:style-name="P51"><text:soft-page-break/>ESPECIFICACION FUNCIONAL DEL SISTEMA</text:p>
          <text:list>
            <text:list-item>
              <text:p text:style-name="P54">CONSTRUCCION DEL ESQUEMA LOGICO DE DATOS DEL SISTEMA</text:p>
              <text:list>
                <text:list-item>
                  <text:p text:style-name="P52">Estructuras de datos(CONSULTAR):</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5">typedef struct{</text:p>
      <text:p text:style-name="P5"><text:s text:c="4"/>char *filename;</text:p>
      <text:p text:style-name="P5"><text:s text:c="4"/>unsigned long int size;</text:p>
      <text:p text:style-name="P5">}FILEINFO;</text:p>
      <text:p text:style-name="P5"/>
      <text:p text:style-name="P5">typedef struct{</text:p>
      <text:p text:style-name="P5"><text:s text:c="4"/>int filecount;</text:p>
      <text:p text:style-name="P5"><text:s text:c="4"/>FILEINFO *fileinfo;</text:p>
      <text:p text:style-name="P5">}FILELIST;</text:p>
      <text:p text:style-name="P5"/>
      <text:p text:style-name="P5">typedef struct{</text:p>
      <text:p text:style-name="P5"><text:s text:c="4"/>int flistsize;</text:p>
      <text:p text:style-name="P5"><text:s text:c="4"/>FILELIST filelist;</text:p>
      <text:p text:style-name="P5">}HEADERINFO;</text:p>
      <text:p text:style-name="P5"/>
      <text:p text:style-name="P5">typedef struct{</text:p>
      <text:p text:style-name="P5"><text:s text:c="4"/>HEADERINFO *header;</text:p>
      <text:p text:style-name="P5"><text:s text:c="4"/>DATA *filedata;</text:p>
      <text:p text:style-name="P5">}PIUFILE;</text:p>
      <text:p text:style-name="P5"/>
      <text:p text:style-name="P5">typedef struct{</text:p>
      <text:p text:style-name="P5"><text:s text:c="4"/>char *str;</text:p>
      <text:p text:style-name="P5"><text:s text:c="4"/>int len;</text:p>
      <text:p text:style-name="P5">}PIUSTRING;</text:p>
      <text:p text:style-name="P5"/>
      <text:p text:style-name="P5">typedef struct{</text:p>
      <text:p text:style-name="P5"><text:s text:c="4"/>PIUSTRING *items;</text:p>
      <text:p text:style-name="P5"><text:s text:c="4"/>int nitems;</text:p>
      <text:p text:style-name="P5">}PIUSTRARR;</text:p>
      <text:p text:style-name="P5"/>
      <text:p text:style-name="P5">typedef struct </text:p>
      <text:p text:style-name="P5">{ </text:p>
      <text:p text:style-name="P5"><text:s text:c="4"/>void *data; </text:p>
      <text:p text:style-name="P5"><text:s text:c="4"/>unsigned long size; </text:p>
      <text:p text:style-name="P5">}DATA;</text:p>
      <text:list xml:id="list1208185021" text:continue-numbering="true" text:style-name="L1">
        <text:list-item>
          <text:list>
            <text:list-item>
              <text:p text:style-name="P54"><text:soft-page-break/>DEFINIR INTERFACES DE USUARIO</text:p>
              <text:list>
                <text:list-item>
                  <text:p text:style-name="P52">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849846910" text:continue-numbering="true" text:style-name="L1">
        <text:list-item>
          <text:list>
            <text:list-item>
              <text:list>
                <text:list-item>
                  <text:p text:style-name="P52">Desarrollo del manual de usuario:</text:p>
                </text:list-item>
              </text:list>
            </text:list-item>
          </text:list>
        </text:list-item>
      </text:list>
      <text:p text:style-name="P6">piuview(1) <text:s text:c="20"/>Pack It Up Manual <text:s text:c="19"/>piuview(1) </text:p>
      <text:p text:style-name="P6"/>
      <text:p text:style-name="P6"/>
      <text:p text:style-name="P6">NAME </text:p>
      <text:p text:style-name="P6"><text:s text:c="7"/>piuview <text:s/>- <text:s/>Reads <text:s/>the <text:s/>header of a piu file and prints a list of files </text:p>
      <text:p text:style-name="P6"><text:s text:c="7"/>that are inside the piu file. </text:p>
      <text:p text:style-name="P6"/>
      <text:p text:style-name="P6"><text:s text:c="7"/>piuview [PIUFILE] </text:p>
      <text:p text:style-name="P6"/>
      <text:p text:style-name="P6">DESCRIPTION </text:p>
      <text:p text:style-name="P6"><text:s text:c="7"/>This manual page explains the <text:s/>piuview <text:s/>program. <text:s/>The <text:s/>piuview <text:s/>program </text:p>
      <text:p text:style-name="P6"><text:s text:c="7"/>reads <text:s/>the <text:s/>header <text:s/>from <text:s/>a piu file PIUFILE and prints a list of files </text:p>
      <text:p text:style-name="P6"><text:s text:c="7"/>that are inside the specified piu file. </text:p>
      <text:p text:style-name="P6"/>
      <text:p text:style-name="P6">AUTHOR </text:p>
      <text:p text:style-name="P6"><text:s text:c="7"/>Adrián Pérez Heredia, &lt;aperezhrd@gmail.com&gt;. </text:p>
      <text:p text:style-name="P6"/>
      <text:p text:style-name="P6">SEE ALSO </text:p>
      <text:p text:style-name="P6"><text:s text:c="7"/>piuextract(1), piuadd(1) </text:p>
      <text:p text:style-name="P6"/>
      <text:p text:style-name="P6"><text:s text:c="35"/>11/09/11 <text:s text:c="24"/>piuview(1)</text:p>
      <text:p text:style-name="P1"/>
      <text:p text:style-name="P1"/>
      <text:p text:style-name="P1"/>
      <text:p text:style-name="P1"/>
      <text:p text:style-name="P1"/>
      <text:p text:style-name="P1"/>
      <text:p text:style-name="P1"/>
      <text:p text:style-name="P1"/>
      <text:p text:style-name="P1"/>
      <text:p text:style-name="P6"><text:soft-page-break/>piuadd(1) <text:s text:c="21"/>Pack It Up Manual <text:s text:c="20"/>piuadd(1) </text:p>
      <text:p text:style-name="P6"/>
      <text:p text:style-name="P6"/>
      <text:p text:style-name="P6">NAME </text:p>
      <text:p text:style-name="P6"><text:s text:c="7"/>piuadd - Adds files to an existing piu file, or creates a new one. </text:p>
      <text:p text:style-name="P6"/>
      <text:p text:style-name="P6"><text:s text:c="7"/>piuadd [PIUFILE] [FILE]... </text:p>
      <text:p text:style-name="P6"/>
      <text:p text:style-name="P6">DESCRIPTION </text:p>
      <text:p text:style-name="P6"><text:s text:c="7"/>This <text:s/>manual <text:s/>page explains the piuadd program. The piuadd program adds </text:p>
      <text:p text:style-name="P6"><text:s text:c="7"/>files FILE... into an existing piu file PIUFILE. If <text:s/>PIUFILE <text:s/>does <text:s/>not </text:p>
      <text:p text:style-name="P6"><text:s text:c="7"/>exists, piuadd will create it. </text:p>
      <text:p text:style-name="P6"/>
      <text:p text:style-name="P6">AUTHOR </text:p>
      <text:p text:style-name="P6"><text:s text:c="7"/>Adrián Pérez Heredia, &lt;aperezhrd@gmail.com&gt;. </text:p>
      <text:p text:style-name="P6"/>
      <text:p text:style-name="P6">SEE ALSO </text:p>
      <text:p text:style-name="P6"><text:s text:c="7"/>piuextract(1), piuview(1) </text:p>
      <text:p text:style-name="P6"/>
      <text:p text:style-name="P6"><text:s text:c="35"/>11/09/11 <text:s text:c="25"/>piuadd(1)</text:p>
      <text:p text:style-name="P1"/>
      <text:p text:style-name="P6">piuextract(1) <text:s text:c="17"/>Pack It Up Manual <text:s text:c="16"/>piuextract(1) </text:p>
      <text:p text:style-name="P6"/>
      <text:p text:style-name="P6"/>
      <text:p text:style-name="P6"/>
      <text:p text:style-name="P6">NAME </text:p>
      <text:p text:style-name="P6"><text:s text:c="7"/>piuextract - extract files from a piu file. </text:p>
      <text:p text:style-name="P6"/>
      <text:p text:style-name="P6"><text:s text:c="7"/>piuextract [PIUFILE] [path] </text:p>
      <text:p text:style-name="P6"/>
      <text:p text:style-name="P6">DESCRIPTION </text:p>
      <text:p text:style-name="P6"><text:s text:c="7"/>This <text:s/>manual <text:s/>page explains the piuextract program. The piuextract pro‐ </text:p>
      <text:p text:style-name="P6"><text:s text:c="7"/>gram extracts files from a piu file PIUFILE into the PATH specified. </text:p>
      <text:p text:style-name="P6"/>
      <text:p text:style-name="P6">AUTHOR </text:p>
      <text:p text:style-name="P6"><text:s text:c="7"/>Adrián Pérez Heredia, &lt;aperezhrd@gmail.com&gt;. </text:p>
      <text:p text:style-name="P6"/>
      <text:p text:style-name="P6">SEE ALSO </text:p>
      <text:p text:style-name="P6"><text:s text:c="7"/>piuview(1), piuadd(1) </text:p>
      <text:p text:style-name="P6"/>
      <text:p text:style-name="P6"><text:s text:c="35"/>11/09/11 <text:s text:c="21"/>piuextract(1)</text:p>
      <text:p text:style-name="P1"/>
      <text:p text:style-name="P1"/>
      <text:p text:style-name="P1"/>
      <text:p text:style-name="P1"/>
      <text:list xml:id="list1462208204" text:continue-numbering="true" text:style-name="L1">
        <text:list-item>
          <text:p text:style-name="P51"><text:soft-page-break/>DESARROLLO DE APLICACIONES CON LA LIBRERIA LIBPIU</text:p>
          <text:list>
            <text:list-item>
              <text:p text:style-name="P54">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406319422" text:continue-numbering="true" text:style-name="L1">
        <text:list-item>
          <text:list>
            <text:list-item>
              <text:list>
                <text:list-item>
                  <text:p text:style-name="P52">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p text:style-name="Código">typedef struct{</text:p>
      <text:p text:style-name="Código"><text:s text:c="4"/>PIUSTRING *items;</text:p>
      <text:p text:style-name="Código"><text:s text:c="4"/>int nitems;</text:p>
      <text:p text:style-name="Código">}PIUSTRARR;</text:p>
      <text:p text:style-name="Código"></text:p>
      <text:p text:style-name="Código">typedef struct{</text:p>
      <text:p text:style-name="Código"><text:s text:c="4"/>char *filename;</text:p>
      <text:p text:style-name="Código"><text:s text:c="4"/>unsigned long int size;</text:p>
      <text:p text:style-name="Código">}FILEINFO;</text:p>
      <text:p text:style-name="Código"></text:p>
      <text:p text:style-name="Código">typedef struct{</text:p>
      <text:p text:style-name="Código"><text:s text:c="4"/>int filecount;</text:p>
      <text:p text:style-name="Código"><text:s text:c="4"/>FILEINFO *fileinfo;</text:p>
      <text:p text:style-name="Código">}FILELIST;</text:p>
      <text:p text:style-name="Standard"></text:p>
      <text:p text:style-name="Standard"/>
      <text:p text:style-name="Código"><text:soft-page-break/>typedef struct{</text:p>
      <text:p text:style-name="Código"><text:s text:c="4"/>int flistsize;</text:p>
      <text:p text:style-name="Código"><text:s text:c="4"/>FILELIST filelist;</text:p>
      <text:p text:style-name="Código">}HEADERINFO;</text:p>
      <text:p text:style-name="Código"></text:p>
      <text:p text:style-name="Código">typedef struct{</text:p>
      <text:p text:style-name="Código"><text:s text:c="4"/>HEADERINFO *header;</text:p>
      <text:p text:style-name="Código"><text:s text:c="4"/>DATA *filedata;</text:p>
      <text:p text:style-name="Código">}PIUFILE;</text:p>
      <text:p text:style-name="Código"/>
      <text:p text:style-name="P47">TODO-----------------------------------------------------------------------------------</text:p>
      <text:p text:style-name="Standard"/>
      <text:list xml:id="list1510041517" text:continue-numbering="true" text:style-name="L1">
        <text:list-item>
          <text:list>
            <text:list-item>
              <text:list>
                <text:list-item>
                  <text:p text:style-name="P52">Funciones para la detección de errores en tiempo de ejecución:</text:p>
                </text:list-item>
              </text:list>
            </text:list-item>
          </text:list>
        </text:list-item>
      </text:list>
      <text:p text:style-name="P40">Este conjunto de funciones ayuda en el diagnóstico de problemas que surjan en tiempo de ejecución en el programa. Es un sistema sencillo, pensando en el sistema de errores que implementa el kernel linux con "errno.h".</text:p>
      <text:p text:style-name="P40">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40">Esta variable es la que se usa internamente dentro del módulo de errores. Como se observa, se hace pública hacia el exterior. Esto se hizo así para facilitar la depuración.</text:p>
      <text:p text:style-name="Código">extern int piu_errno; </text:p>
      <text:p text:style-name="P1"/>
      <text:p text:style-name="P40">En próximas versiones esta variable dejará de estar disponible, y se deberá de usar por el contrario la función set_errorno() pasándole la constante correspondiente a el error que se quiere identificar.</text:p>
      <text:p text:style-name="P40"><text:soft-page-break/></text:p>
      <text:list xml:id="list934066687" text:style-name="L29">
        <text:list-item>
          <text:p text:style-name="P41">set_errorno</text:p>
        </text:list-item>
      </text:list>
      <text:p text:style-name="P48"><text:span text:style-name="T4">Prototipo</text:span><text:span text:style-name="T1">:</text:span> <text:span text:style-name="T2">void </text:span><text:span text:style-name="T3">set_errorno(int);</text:span></text:p>
      <text:p text:style-name="P48"><text:span text:style-name="T4">Descripción</text:span>: Esta función pone la variable externa piu_errno al valor entero que se le pase como parámetro. Se usa con las macros de error incluidas en el fichero de cabecera.</text:p>
      <text:p text:style-name="P44">Parametros de entrada:</text:p>
      <text:p text:style-name="P46">int piu_errno</text:p>
      <text:p text:style-name="P48">Valor entero que represente uno de los errores descritos en el fichero de cabecera.</text:p>
      <text:p text:style-name="Standard"/>
      <text:list xml:id="list1477589476" text:continue-numbering="true" text:style-name="L29">
        <text:list-item>
          <text:p text:style-name="P42">piu_errmsg</text:p>
        </text:list-item>
      </text:list>
      <text:p text:style-name="P48"><text:span text:style-name="T4">Prototipo</text:span><text:span text:style-name="T1">:</text:span> <text:span text:style-name="T2">char* </text:span><text:span text:style-name="T3">piu_errmsg()</text:span></text:p>
      <text:p text:style-name="P48"><text:span text:style-name="T4">Descripción</text:span>: Devuelve un mensaje de error para imprimir por pantalla del error mas reciente. Hace falta pasarle la variable piu_errorno de la cabecera para que funcione.</text:p>
      <text:p text:style-name="P44">Parametros de entrada:</text:p>
      <text:p text:style-name="P46">extern int piu_errorno</text:p>
      <text:p text:style-name="P48">La variable piu_errorno que se incluye en la cabecera.</text:p>
      <text:p text:style-name="P44">Valor de retorno:</text:p>
      <text:p text:style-name="P48">Cadena de caracteres (char*) con el mensaje de error correspondiente al error dado según extern int piu_errorno.</text:p>
      <text:p text:style-name="Standard"/>
      <text:p text:style-name="Standard"/>
      <text:p text:style-name="Standard"/>
      <text:p text:style-name="Standard"/>
      <text:p text:style-name="Standard"/>
      <text:p text:style-name="Standard"><text:soft-page-break/></text:p>
      <text:list xml:id="list902126685" text:continue-list="list1510041517" text:style-name="L1">
        <text:list-item>
          <text:list>
            <text:list-item>
              <text:list>
                <text:list-item>
                  <text:p text:style-name="P53">Funciones para carga y guardado de datos binarios para ficheros:</text:p>
                </text:list-item>
              </text:list>
            </text:list-item>
          </text:list>
        </text:list-item>
      </text:list>
      <text:p text:style-name="P40">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40">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48">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1037754132" text:continue-list="list1477589476" text:style-name="L29">
        <text:list-item>
          <text:p text:style-name="P41">fileopen</text:p>
        </text:list-item>
      </text:list>
      <text:p text:style-name="P48"><text:span text:style-name="T4">Prototipo</text:span><text:span text:style-name="T1">:</text:span> <text:span text:style-name="T2">int </text:span><text:span text:style-name="T3">fileopen(char *path, int create);</text:span></text:p>
      <text:p text:style-name="P48"><text:span text:style-name="T4">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48"/>
      <text:p text:style-name="P48"/>
      <text:p text:style-name="P48"/>
      <text:p text:style-name="P48"><text:soft-page-break/></text:p>
      <text:p text:style-name="P44">Parametros de entrada:</text:p>
      <text:p text:style-name="P46">char* path</text:p>
      <text:p text:style-name="P48">Ruta al fichero deseado.</text:p>
      <text:p text:style-name="P46">Int create</text:p>
      <text:p text:style-name="P48">Crea o no el fichero en caso de que el fichero no exista en el sistema de archivos. Puede tomar el valor de FMUSTEXIST o FCREATE.</text:p>
      <text:p text:style-name="P44">Valor de retorno:</text:p>
      <text:p text:style-name="P48">Valor de tipo int con el descriptor de fichero, o bien -1 en caso de error.</text:p>
      <text:p text:style-name="Standard"/>
      <text:list xml:id="list1553577979" text:continue-numbering="true" text:style-name="L29">
        <text:list-item>
          <text:p text:style-name="P42">loadfile</text:p>
        </text:list-item>
      </text:list>
      <text:p text:style-name="P48"><text:span text:style-name="T4">Prototipo</text:span><text:span text:style-name="T1">:</text:span> <text:span text:style-name="T2">DATA* </text:span><text:span text:style-name="T3">loadfile(char *path);</text:span></text:p>
      <text:p text:style-name="P48"><text:span text:style-name="T4">Descripción</text:span>: Esta función carga el fichero <text:span text:style-name="T2">path</text:span> completamente en memoria y devuelve un puntero a una estructura DATA para acceder a los datos cargados.</text:p>
      <text:p text:style-name="P44">Parametros de entrada:</text:p>
      <text:p text:style-name="P46">char* path</text:p>
      <text:p text:style-name="P48">Ruta al fichero deseado.</text:p>
      <text:p text:style-name="P44">Valor de retorno:</text:p>
      <text:p text:style-name="P48">Puntero a DATA con los datos del fichero cargado, o NULL en caso de fallo, el cual tambien piu_errno toma un valor de los especificados en errors.h.</text:p>
      <text:p text:style-name="Standard"/>
      <text:p text:style-name="Standard"/>
      <text:p text:style-name="Standard"/>
      <text:p text:style-name="Standard"/>
      <text:p text:style-name="Standard"><text:soft-page-break/></text:p>
      <text:list xml:id="list1353653020" text:continue-numbering="true" text:style-name="L29">
        <text:list-item>
          <text:p text:style-name="P42">loadchkfile</text:p>
        </text:list-item>
      </text:list>
      <text:p text:style-name="P48"><text:span text:style-name="T4">Prototipo</text:span><text:span text:style-name="T1">:</text:span> <text:span text:style-name="T2">DATA* </text:span><text:span text:style-name="T3">loadchkfile(int fd, unsigned long offset, unsigned long size);</text:span></text:p>
      <text:p text:style-name="P48"><text:span text:style-name="T4">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44">Parametros de entrada:</text:p>
      <text:p text:style-name="P46">int fd</text:p>
      <text:p text:style-name="P48">Descriptor de fichero que apunta a el archivo deseado.</text:p>
      <text:p text:style-name="P46">unsigned long offset</text:p>
      <text:p text:style-name="P48">Ubicación de los datos en el fichero.</text:p>
      <text:p text:style-name="P48">Unsigned long size</text:p>
      <text:p text:style-name="P48">Tamaño de los datos a cargar. Si <text:span text:style-name="T2">offset</text:span> + <text:span text:style-name="T2">size</text:span> superan al tamaño del fichero, se cargarán tantos bytes como haya hasta el final del mismo.</text:p>
      <text:p text:style-name="P48"><text:span text:style-name="T4">Valor de retorno:</text:span></text:p>
      <text:p text:style-name="P48">Valor de tipo int con el descriptor de fichero, o bien -1 en caso de error.</text:p>
      <text:p text:style-name="Standard"/>
      <text:list xml:id="list1877679521" text:continue-numbering="true" text:style-name="L29">
        <text:list-item>
          <text:p text:style-name="P42">savetofile</text:p>
        </text:list-item>
      </text:list>
      <text:p text:style-name="P48"><text:span text:style-name="T4">Prototipo</text:span><text:span text:style-name="T1">:</text:span> unsigned long<text:span text:style-name="T2"> </text:span><text:span text:style-name="T3">savetofile(char* path, DATA* data);</text:span></text:p>
      <text:p text:style-name="P48"><text:span text:style-name="T4">Descripción</text:span>: Esta función guarda los datos contenidos en <text:span text:style-name="T2">data</text:span> en la ubicación dada en <text:span text:style-name="T2">path</text:span>. Si el archivo existe, lo sobreescribe.</text:p>
      <text:p text:style-name="P44">Parametros de entrada:</text:p>
      <text:p text:style-name="P46">char* path</text:p>
      <text:p text:style-name="P48">Ruta al fichero deseado.</text:p>
      <text:p text:style-name="P48"/>
      <text:p text:style-name="P48"><text:soft-page-break/></text:p>
      <text:p text:style-name="P46">DATA* data</text:p>
      <text:p text:style-name="P50">Estructura que contiene la información de los datos y el contenido de estos a escribir en el fichero.</text:p>
      <text:p text:style-name="P44">Valor de retorno:</text:p>
      <text:p text:style-name="P48">Valor de tipo long con la cantidad de bytes escritos en el fichero, o 0 en caso de error.</text:p>
      <text:p text:style-name="Standard"/>
      <text:list xml:id="list313715274" text:continue-numbering="true" text:style-name="L29">
        <text:list-item>
          <text:p text:style-name="P42">savetofd</text:p>
        </text:list-item>
      </text:list>
      <text:p text:style-name="P48"><text:span text:style-name="T4">Prototipo</text:span><text:span text:style-name="T1">:</text:span> <text:span text:style-name="T2">unsigned long </text:span><text:span text:style-name="T3">savetofd(int fd, DATA *data);</text:span></text:p>
      <text:p text:style-name="P48"><text:span text:style-name="T4">Descripción</text:span>: Guarda en el fichero apuntado por el descriptor de fichero <text:span text:style-name="T2">fd</text:span>, los datos contenidos en <text:span text:style-name="T2">data</text:span>. </text:p>
      <text:p text:style-name="P44">Parametros de entrada:</text:p>
      <text:p text:style-name="P46">int fd</text:p>
      <text:p text:style-name="P48">Descriptor de fichero que apunta al fichero en el que se quiere guardar.</text:p>
      <text:p text:style-name="P48"><text:span text:style-name="T2">DATA* data</text:span></text:p>
      <text:p text:style-name="P48">Puntero a la estructura DATA que contiene los datos a escribir.</text:p>
      <text:p text:style-name="P44">Valor de retorno:</text:p>
      <text:p text:style-name="P48">Valor de tipo long con los bytes escritos en el fichero, o 0 en caso de error.</text:p>
      <text:p text:style-name="P45"/>
      <text:list xml:id="list1741238323" text:continue-numbering="true" text:style-name="L29">
        <text:list-item>
          <text:p text:style-name="P49"><text:span text:style-name="T5">saveappend</text:span></text:p>
        </text:list-item>
      </text:list>
      <text:p text:style-name="P48"><text:span text:style-name="T4">Prototipo</text:span><text:span text:style-name="T1">:</text:span> int <text:span text:style-name="T3">saveappend(int fd, DATA* data);</text:span></text:p>
      <text:p text:style-name="P48"><text:span text:style-name="T4">Descripción</text:span>: Esta función guarda al final del fichero apuntado por fd, los datos contenidos en data. </text:p>
      <text:p text:style-name="P48"/>
      <text:p text:style-name="P48"><text:soft-page-break/></text:p>
      <text:p text:style-name="P44">Parametros de entrada:</text:p>
      <text:p text:style-name="P46">int fd</text:p>
      <text:p text:style-name="P48">Descriptor de fichero que apunta al fichero deseado.</text:p>
      <text:p text:style-name="P46">DATA* data</text:p>
      <text:p text:style-name="P48">Puntero a estructura DATA que contiene los datos a escribir en el fichero.</text:p>
      <text:p text:style-name="P44">Valor de retorno:</text:p>
      <text:p text:style-name="P48">Valor de tipo int con el descriptor de fichero, o bien -1 en caso de error.</text:p>
      <text:p text:style-name="P48"/>
      <text:list xml:id="list87446485" text:continue-numbering="true" text:style-name="L29">
        <text:list-item>
          <text:p text:style-name="P49"><text:span text:style-name="T5">freedata</text:span></text:p>
        </text:list-item>
      </text:list>
      <text:p text:style-name="P48"><text:span text:style-name="T4">Prototipo</text:span><text:span text:style-name="T1">:</text:span> void<text:span text:style-name="T2"> </text:span><text:span text:style-name="T3">freedata(DATA* data);</text:span></text:p>
      <text:p text:style-name="P48"><text:span text:style-name="T4">Descripción</text:span>: Libera de la memoria completamente la dirección de memoria que contiene la estructura DATA apuntada por <text:span text:style-name="T2">data</text:span>.</text:p>
      <text:p text:style-name="P44">Parametros de entrada:</text:p>
      <text:p text:style-name="P46">DATA* data</text:p>
      <text:p text:style-name="P48">Puntero a estructura DATA que se desea liberar de la memoria.</text:p>
      <text:list xml:id="list118613535" text:continue-numbering="true" text:style-name="L29">
        <text:list-header>
          <text:p text:style-name="P4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03T14:15:16</dc:date>
    <dc:creator>Adrián Heredia</dc:creator>
    <meta:editing-duration>P5DT12H42M34S</meta:editing-duration>
    <meta:editing-cycles>51</meta:editing-cycles>
    <meta:document-statistic meta:table-count="0" meta:image-count="0" meta:object-count="0" meta:page-count="22" meta:paragraph-count="382" meta:word-count="3801" meta:character-count="23736" meta:non-whitespace-character-count="19658"/>
  </office:meta>
</office:document-meta>
</file>